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T1" style:family="text">
      <style:text-properties officeooo:rsid="000d214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e421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1</text:p>
      <text:p text:style-name="P1">Div-B</text:p>
      <text:p text:style-name="P1">Seat No: B150694<text:span text:style-name="T1">205</text:span></text:p>
      <text:p text:style-name="Standard"><text:span text:style-name="T2">Name: </text:span><text:span text:style-name="T3">Ankitkumar Singh</text:span></text:p>
      <text:p text:style-name="P2">#include &lt;stdio.h&gt;</text:p>
      <text:p text:style-name="P2">#include &lt;omp.h&gt;</text:p>
      <text:p text:style-name="P2">#include &lt;cstdlib&gt;</text:p>
      <text:p text:style-name="P2">#define N 100000</text:p>
      <text:p text:style-name="P2">int main()</text:p>
      <text:p text:style-name="P2">{</text:p>
      <text:p text:style-name="P2">int arr[100000];</text:p>
      <text:p text:style-name="P2">omp_set_num_threads(4);</text:p>
      <text:p text:style-name="P2">int sum=0;</text:p>
      <text:p text:style-name="P2">int i;</text:p>
      <text:p text:style-name="P2">for( i=0; i&lt;100000; i++)</text:p>
      <text:p text:style-name="P2">arr[i] = rand()%100000;</text:p>
      <text:p text:style-name="P2"/>
      <text:p text:style-name="P2">#pragma omp parallel for reduction(+:sum)</text:p>
      <text:p text:style-name="P2">for( i=0;i&lt;100000; i++)</text:p>
      <text:p text:style-name="P2">{</text:p>
      <text:p text:style-name="P2"><text:s text:c="9"/>sum = sum+arr[i];</text:p>
      <text:p text:style-name="P2"><text:s text:c="4"/></text:p>
      <text:p text:style-name="P2">}</text:p>
      <text:p text:style-name="P2"/>
      <text:p text:style-name="P2">printf("\nAVERAGE is <text:s/>= %f", float(sum)/N);</text:p>
      <text:p text:style-name="P2">}</text:p>
      <text:p text:style-name="P2"/>
      <text:p text:style-name="P2">OUTPUT:</text:p>
      <text:p text:style-name="P2"/>
      <text:p text:style-name="P2">hp@hp-HP-Notebook:~$ cd Desktop/</text:p>
      <text:p text:style-name="P2">hp@hp-HP-Notebook:~/Desktop$ g++ avg1.c -fopenmp</text:p>
      <text:p text:style-name="P2">hp@hp-HP-Notebook:~/Desktop$ ./a.out</text:p>
      <text:p text:style-name="P2"/>
      <text:p text:style-name="P2">AVERAGE is <text:s/>= 6982.9428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20T00:08:00Z</meta:creation-date>
    <dc:date>2018-10-25T12:55:03.726223680</dc:date>
    <meta:editing-cycles>8</meta:editing-cycles>
    <meta:editing-duration>PT43S</meta:editing-duration>
    <meta:document-statistic meta:table-count="0" meta:image-count="0" meta:object-count="0" meta:page-count="1" meta:paragraph-count="29" meta:word-count="68" meta:character-count="530" meta:non-whitespace-character-count="475"/>
    <meta:template xlink:type="simple" xlink:actuate="onRequest" xlink:title="" xlink:href="Normal.dotm"/>
  </office:meta>
</office:document-meta>
</file>